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f7f" officeooo:paragraph-rsid="00003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Mund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1-04-09T10:54:45.519000000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